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89.88mm" svg:x="3.19mm" svg:y="49.46mm">
            <draw:object draw:notify-on-update-of-ranges="Sheet1.B6:Sheet1.D6 Sheet1.A7:Sheet1.A7 Sheet1.B7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Wate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r (g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r</text:p>
          </table:table-cell>
          <table:table-cell office:value-type="string" calcext:value-type="string">
            <text:p>Recipient’s ma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m (g)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ass before ove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s (g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Mass after ove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nt</text:p>
          </table:table-cell>
          <table:table-cell table:formula="of:=31069-[.$H$5]" office:value-type="float" office:value="935" calcext:value-type="float">
            <text:p>935</text:p>
          </table:table-cell>
          <table:table-cell table:formula="of:=31382-[.$H$5]" office:value-type="float" office:value="1248" calcext:value-type="float">
            <text:p>1248</text:p>
          </table:table-cell>
          <table:table-cell table:formula="of:=31712-[.$H$5]" office:value-type="float" office:value="1578" calcext:value-type="float">
            <text:p>1578</text:p>
          </table:table-cell>
          <table:table-cell table:formula="of:=32447-[.$H$5]" office:value-type="float" office:value="2313" calcext:value-type="float">
            <text:p>2313</text:p>
          </table:table-cell>
          <table:table-cell/>
          <table:table-cell office:value-type="string" calcext:value-type="string">
            <text:p>Cont value not connected to anything:</text:p>
          </table:table-cell>
          <table:table-cell office:value-type="float" office:value="30134" calcext:value-type="float">
            <text:p>301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 (pF)</text:p>
          </table:table-cell>
          <table:table-cell table:formula="of:=-1000000000000*[.B5]/(8000000*LN(0.5)*240000)" office:value-type="float" office:value="702.56242876624" calcext:value-type="float">
            <text:p>702,56242876624</text:p>
          </table:table-cell>
          <table:table-cell table:formula="of:=-1000000000000*[.C5]/(8000000*LN(0.5)*240000)" office:value-type="float" office:value="937.751776577826" calcext:value-type="float">
            <text:p>937,751776577826</text:p>
          </table:table-cell>
          <table:table-cell table:formula="of:=-1000000000000*[.D5]/(8000000*LN(0.5)*240000)" office:value-type="float" office:value="1185.71498673062" calcext:value-type="float">
            <text:p>1185,71498673062</text:p>
          </table:table-cell>
          <table:table-cell table:formula="of:=-1000000000000*[.E5]/(8000000*LN(0.5)*240000)" office:value-type="float" office:value="1737.99668207092" calcext:value-type="float">
            <text:p>1737,9966820709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S</text:p>
          </table:table-cell>
          <table:table-cell table:formula="of:=100*([.B3]-[.B4])/([.B4]-[.B2])" office:value-type="float" office:value="42.8571428571429" calcext:value-type="float">
            <text:p>42,8571428571429</text:p>
          </table:table-cell>
          <table:table-cell table:formula="of:=100*([.C3]-[.C4])/([.C4]-[.C2])" office:value-type="float" office:value="60" calcext:value-type="float">
            <text:p>60</text:p>
          </table:table-cell>
          <table:table-cell table:formula="of:=100*([.D3]-[.D4])/([.D4]-[.D2])" office:value-type="float" office:value="64.2857142857143" calcext:value-type="float">
            <text:p>64,2857142857143</text:p>
          </table:table-cell>
          <table:table-cell table:formula="of:=[.E6]*[.J11]" office:value-type="float" office:value="101.694229922417" calcext:value-type="float">
            <text:p>101,694229922417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9"/>
          <table:table-cell table:number-matrix-columns-spanned="2" table:number-matrix-rows-spanned="5" table:formula="of:=LINEST([.B7:.D7];[.B6:.D6];0;1)" office:value-type="float" office:value="0.0585123268481979" calcext:value-type="float">
            <text:p>0,058512326848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0.00315479147755303" calcext:value-type="float">
            <text:p>0,003154791477553</text:p>
          </table:table-cell>
          <table:table-cell office:value-type="string" office:string-value="" calcext:value-type="error">
            <text:p>#N/A</text:p>
          </table:table-cell>
        </table:table-row>
        <table:table-row table:style-name="ro1">
          <table:table-cell table:number-columns-repeated="9"/>
          <table:table-cell office:value-type="float" office:value="0.994219586716569" calcext:value-type="float">
            <text:p>0,994219586716569</text:p>
          </table:table-cell>
          <table:table-cell office:value-type="float" office:value="5.25904060137831" calcext:value-type="float">
            <text:p>5,25904060137831</text:p>
          </table:table-cell>
        </table:table-row>
        <table:table-row table:style-name="ro1">
          <table:table-cell table:number-columns-repeated="9"/>
          <table:table-cell office:value-type="float" office:value="343.996021726147" calcext:value-type="float">
            <text:p>343,9960217261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9514.07273900815" calcext:value-type="float">
            <text:p>9514,07273900815</text:p>
          </table:table-cell>
          <table:table-cell office:value-type="float" office:value="55.315016093891" calcext:value-type="float">
            <text:p>55,315016093891</text:p>
          </table:table-cell>
        </table:table-row>
      </table:table>
      <table:table table:name="Sheet2" table:style-name="ta1">
        <table:shapes>
          <draw:frame draw:z-index="0" draw:style-name="gr1" draw:text-style-name="P1" svg:width="159.99mm" svg:height="89.99mm" svg:x="76.41mm" svg:y="26.37mm">
            <draw:object draw:notify-on-update-of-ranges="Sheet2.B2:Sheet2.C2 Sheet2.B3:Sheet2.C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.2" calcext:value-type="float">
            <text:p>42,2</text:p>
          </table:table-cell>
          <table:table-cell office:value-type="float" office:value="46.715" calcext:value-type="float">
            <text:p>46,715</text:p>
          </table:table-cell>
        </table:table-row>
        <table:table-row table:style-name="ro1">
          <table:table-cell office:value-type="string" calcext:value-type="string">
            <text:p>f(x)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2.2" calcext:value-type="float">
            <text:p>42,2</text:p>
          </table:table-cell>
          <table:table-cell office:value-type="float" office:value="46.715" calcext:value-type="float">
            <text:p>46,71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16:33:16.436509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22:56:43.376000000</meta:creation-date>
    <dc:date>2019-02-06T16:35:12.836671482</dc:date>
    <meta:editing-duration>PT9H22M6S</meta:editing-duration>
    <meta:editing-cycles>8</meta:editing-cycles>
    <meta:generator>LibreOffice/6.0.7.3$Linux_X86_64 LibreOffice_project/00m0$Build-3</meta:generator>
    <meta:document-statistic meta:table-count="2" meta:cell-count="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legend svg:x="11.472cm" svg:y="5.742cm" style:legend-expansion="custom" chartooo:width="2.997cm" chartooo:height="1.108cm" style:legend-expansion-aspect-ratio="2.70487364620939" chart:style-name="ch2"/>
        <chart:plot-area chart:style-name="ch3" table:cell-range-address="Sheet1.B6:Sheet1.D7 Sheet1.A7:Sheet1.A7" chart:data-source-has-labels="column" svg:x="1.33cm" svg:y="0.179cm" svg:width="14.349cm" svg:height="7.65cm">
          <chartooo:coordinate-region svg:x="1.951cm" svg:y="0.378cm" svg:width="13.355cm" svg:height="6.804cm"/>
          <chart:axis chart:dimension="x" chart:name="primary-x" chart:style-name="ch4">
            <chart:title svg:x="7.997cm" svg:y="8.008cm" chart:style-name="ch5">
              <text:p>C (pF)</text:p>
            </chart:title>
          </chart:axis>
          <chart:axis chart:dimension="y" chart:name="primary-y" chart:style-name="ch4">
            <chart:title svg:x="0.451cm" svg:y="4.299cm" chart:style-name="ch6">
              <text:p>MS</text:p>
            </chart:title>
            <chart:grid chart:style-name="ch7" chart:class="major"/>
          </chart:axis>
          <chart:series chart:style-name="ch8" chart:values-cell-range-address="Sheet1.B7:Sheet1.D7" chart:label-cell-address="Sheet1.A7:Sheet1.A7" chart:class="chart:scatter">
            <chart:domain table:cell-range-address="Sheet1.B6:Sheet1.D6"/>
            <chart:regression-curve chart:style-name="ch9">
              <chart:equation chart:display-equation="true" chart:display-r-square="true" svg:x="10.089cm" svg:y="4.591cm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702.56242876624">
                <text:p>702.56242876624</text:p>
                <draw:g>
                  <svg:desc>Sheet1.B6:Sheet1.D6</svg:desc>
                </draw:g>
              </table:table-cell>
              <table:table-cell office:value-type="float" office:value="937.751776577826">
                <text:p>937.751776577826</text:p>
              </table:table-cell>
              <table:table-cell office:value-type="float" office:value="1185.71498673062">
                <text:p>1185.71498673062</text:p>
              </table:table-cell>
            </table:table-row>
            <table:table-row>
              <table:table-cell office:value-type="string">
                <text:p>MS</text:p>
                <draw:g>
                  <svg:desc>Sheet1.A7:Sheet1.A7</svg:desc>
                </draw:g>
              </table:table-cell>
              <table:table-cell office:value-type="float" office:value="42.8571428571429">
                <text:p>42.8571428571429</text:p>
                <draw:g>
                  <svg:desc>Sheet1.B7:Sheet1.D7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64.2857142857143">
                <text:p>64.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B2:Sheet2.C3" svg:x="0.331cm" svg:y="0.182cm" svg:width="15.344cm" svg:height="8.63cm">
          <chartooo:coordinate-region svg:x="0.952cm" svg:y="0.381cm" svg:width="14.536cm" svg:height="7.78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B3:Sheet2.C3" chart:class="chart:scatter">
            <chart:domain table:cell-range-address="Sheet2.B2:Sheet2.C2"/>
            <chart:regression-curve chart:style-name="ch6">
              <chart:equation chart:display-equation="true" chart:display-r-square="false" svg:x="4.75cm" svg:y="6.476cm"/>
            </chart:regression-curve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2.2">
                <text:p>42.2</text:p>
                <draw:g>
                  <svg:desc>Sheet2.B2:Sheet2.C2</svg:desc>
                </draw:g>
              </table:table-cell>
              <table:table-cell office:value-type="float" office:value="46.715">
                <text:p>46.715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6">
                <text:p>66</text:p>
                <draw:g>
                  <svg:desc>Sheet2.B3:Sheet2.C3</svg:desc>
                </draw:g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